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2.5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office:value-type="string">
            <text:p>Referencia</text:p>
          </table:table-cell>
          <table:table-cell office:value-type="string">
            <text:p>Producto</text:p>
          </table:table-cell>
          <table:table-cell office:value-type="string">
            <text:p>Referencia</text:p>
          </table:table-cell>
          <table:table-cell office:value-type="string">
            <text:p>Unidades</text:p>
          </table:table-cell>
          <table:table-cell office:value-type="string">
            <text:p>Stock</text:p>
          </table:table-cell>
          <table:table-cell office:value-type="string">
            <text:p>Color</text:p>
          </table:table-cell>
          <table:table-cell office:value-type="string">
            <text:p>Producto</text:p>
          </table:table-cell>
          <table:table-cell office:value-type="string">
            <text:p>Proveedor</text:p>
          </table:table-cell>
          <table:table-cell office:value-type="string">
            <text:p>Referencia</text:p>
          </table:table-cell>
          <table:table-cell office:value-type="string">
            <text:p>Departamento</text:p>
          </table:table-cell>
          <table:table-cell table:style-name="ce1" office:value-type="string">
            <text:p>Salarios</text:p>
          </table:table-cell>
        </table:table-row>
        <table:table-row table:style-name="ro1">
          <table:table-cell table:number-columns-repeated="2"/>
          <table:table-cell office:value-type="string">
            <text:p>R001</text:p>
          </table:table-cell>
          <table:table-cell office:value-type="string">
            <text:p>Guante</text:p>
          </table:table-cell>
          <table:table-cell office:value-type="string">
            <text:p>R003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Amarillo</text:p>
          </table:table-cell>
          <table:table-cell office:value-type="string">
            <text:p>Calcetines</text:p>
          </table:table-cell>
          <table:table-cell office:value-type="string">
            <text:p>Ropajes S.L.</text:p>
          </table:table-cell>
          <table:table-cell office:value-type="string">
            <text:p>R001</text:p>
          </table:table-cell>
          <table:table-cell office:value-type="string">
            <text:p>A_dept</text:p>
          </table:table-cell>
          <table:table-cell table:formula="of:=(VLOOKUP([.L3];[Hoja2.$B$2:.C6];2;0))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string">
            <text:p>R002</text:p>
          </table:table-cell>
          <table:table-cell office:value-type="string">
            <text:p>Gafas</text:p>
          </table:table-cell>
          <table:table-cell office:value-type="string">
            <text:p>R010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Amarillo</text:p>
          </table:table-cell>
          <table:table-cell office:value-type="string">
            <text:p>Camisa</text:p>
          </table:table-cell>
          <table:table-cell office:value-type="string">
            <text:p>Ateliere S.A.</text:p>
          </table:table-cell>
          <table:table-cell office:value-type="string">
            <text:p>R002</text:p>
          </table:table-cell>
          <table:table-cell office:value-type="string">
            <text:p>B_dept</text:p>
          </table:table-cell>
          <table:table-cell table:formula="of:=(VLOOKUP([.L4];[Hoja2.$B$2:.C7];2;0))"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string">
            <text:p>R003</text:p>
          </table:table-cell>
          <table:table-cell office:value-type="string">
            <text:p>Gorra</text:p>
          </table:table-cell>
          <table:table-cell office:value-type="string">
            <text:p>R012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Azul</text:p>
          </table:table-cell>
          <table:table-cell office:value-type="string">
            <text:p>Camiseta</text:p>
          </table:table-cell>
          <table:table-cell office:value-type="string">
            <text:p>Ropajes S.L.</text:p>
          </table:table-cell>
          <table:table-cell office:value-type="string">
            <text:p>R003</text:p>
          </table:table-cell>
          <table:table-cell office:value-type="string">
            <text:p>C_dept</text:p>
          </table:table-cell>
          <table:table-cell table:formula="of:=(VLOOKUP([.L5];[Hoja2.$B$2:.C8];2;0))" office:value-type="float" office:value="75000">
            <text:p>75000</text:p>
          </table:table-cell>
        </table:table-row>
        <table:table-row table:style-name="ro1">
          <table:table-cell table:number-columns-repeated="2"/>
          <table:table-cell office:value-type="string">
            <text:p>R004</text:p>
          </table:table-cell>
          <table:table-cell office:value-type="string">
            <text:p>Camisetas</text:p>
          </table:table-cell>
          <table:table-cell office:value-type="string">
            <text:p>R014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Blanco</text:p>
          </table:table-cell>
          <table:table-cell office:value-type="string">
            <text:p>Camison</text:p>
          </table:table-cell>
          <table:table-cell office:value-type="string">
            <text:p>Ateliere S.A.</text:p>
          </table:table-cell>
          <table:table-cell office:value-type="string">
            <text:p>R004</text:p>
          </table:table-cell>
          <table:table-cell office:value-type="string">
            <text:p>D_dept</text:p>
          </table:table-cell>
          <table:table-cell table:formula="of:=(VLOOKUP([.L6];[Hoja2.$B$2:.C9];2;0))" office:value-type="float" office:value="20000">
            <text:p>20000</text:p>
          </table:table-cell>
        </table:table-row>
        <table:table-row table:style-name="ro1">
          <table:table-cell table:number-columns-repeated="2"/>
          <table:table-cell office:value-type="string">
            <text:p>R005</text:p>
          </table:table-cell>
          <table:table-cell office:value-type="string">
            <text:p>Sudadera</text:p>
          </table:table-cell>
          <table:table-cell office:value-type="string">
            <text:p>R014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Blanco</text:p>
          </table:table-cell>
          <table:table-cell office:value-type="string">
            <text:p>Chaqueta</text:p>
          </table:table-cell>
          <table:table-cell office:value-type="string">
            <text:p>Ateliere S.A.</text:p>
          </table:table-cell>
          <table:table-cell office:value-type="string">
            <text:p>R005</text:p>
          </table:table-cell>
          <table:table-cell office:value-type="string">
            <text:p>A_dept</text:p>
          </table:table-cell>
          <table:table-cell table:formula="of:=(VLOOKUP([.L7];[Hoja2.$B$2:.C10];2;0))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string">
            <text:p>R006</text:p>
          </table:table-cell>
          <table:table-cell office:value-type="string">
            <text:p>Gorro</text:p>
          </table:table-cell>
          <table:table-cell office:value-type="string">
            <text:p>R00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Gris</text:p>
          </table:table-cell>
          <table:table-cell office:value-type="string">
            <text:p>Falta</text:p>
          </table:table-cell>
          <table:table-cell office:value-type="string">
            <text:p>Ateliere S.A.</text:p>
          </table:table-cell>
          <table:table-cell office:value-type="string">
            <text:p>R006</text:p>
          </table:table-cell>
          <table:table-cell office:value-type="string">
            <text:p>B_dept</text:p>
          </table:table-cell>
          <table:table-cell table:formula="of:=(VLOOKUP([.L8];[Hoja2.$B$2:.C11];2;0))"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string">
            <text:p>R007</text:p>
          </table:table-cell>
          <table:table-cell office:value-type="string">
            <text:p>Calcetines</text:p>
          </table:table-cell>
          <table:table-cell office:value-type="string">
            <text:p>R00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Gris</text:p>
          </table:table-cell>
          <table:table-cell office:value-type="string">
            <text:p>Gafas</text:p>
          </table:table-cell>
          <table:table-cell office:value-type="string">
            <text:p>Ropajes S.L.</text:p>
          </table:table-cell>
          <table:table-cell office:value-type="string">
            <text:p>R007</text:p>
          </table:table-cell>
          <table:table-cell office:value-type="string">
            <text:p>A_dept</text:p>
          </table:table-cell>
          <table:table-cell table:formula="of:=(VLOOKUP([.L9];[Hoja2.$B$2:.C12];2;0))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string">
            <text:p>R008</text:p>
          </table:table-cell>
          <table:table-cell office:value-type="string">
            <text:p>Pantalones</text:p>
          </table:table-cell>
          <table:table-cell office:value-type="string">
            <text:p>R001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Rojo</text:p>
          </table:table-cell>
          <table:table-cell office:value-type="string">
            <text:p>Gorra</text:p>
          </table:table-cell>
          <table:table-cell office:value-type="string">
            <text:p>Ropajes S.L.</text:p>
          </table:table-cell>
          <table:table-cell office:value-type="string">
            <text:p>R008</text:p>
          </table:table-cell>
          <table:table-cell office:value-type="string">
            <text:p>A_dept</text:p>
          </table:table-cell>
          <table:table-cell table:formula="of:=(VLOOKUP([.L10];[Hoja2.$B$2:.C13];2;0))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string">
            <text:p>R009</text:p>
          </table:table-cell>
          <table:table-cell office:value-type="string">
            <text:p>Camisa</text:p>
          </table:table-cell>
          <table:table-cell office:value-type="string">
            <text:p>R006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Rojo</text:p>
          </table:table-cell>
          <table:table-cell office:value-type="string">
            <text:p>Gorro</text:p>
          </table:table-cell>
          <table:table-cell office:value-type="string">
            <text:p>Ropajes S.L.</text:p>
          </table:table-cell>
          <table:table-cell office:value-type="string">
            <text:p>R009</text:p>
          </table:table-cell>
          <table:table-cell office:value-type="string">
            <text:p>C_dept</text:p>
          </table:table-cell>
          <table:table-cell table:formula="of:=(VLOOKUP([.L11];[Hoja2.$B$2:.C14];2;0))" office:value-type="float" office:value="75000">
            <text:p>75000</text:p>
          </table:table-cell>
        </table:table-row>
        <table:table-row table:style-name="ro1">
          <table:table-cell table:number-columns-repeated="2"/>
          <table:table-cell office:value-type="string">
            <text:p>R010</text:p>
          </table:table-cell>
          <table:table-cell office:value-type="string">
            <text:p>Jersey</text:p>
          </table:table-cell>
          <table:table-cell office:value-type="string">
            <text:p>R009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Rojo</text:p>
          </table:table-cell>
          <table:table-cell office:value-type="string">
            <text:p>Guante</text:p>
          </table:table-cell>
          <table:table-cell office:value-type="string">
            <text:p>Ropajes S.L.</text:p>
          </table:table-cell>
          <table:table-cell office:value-type="string">
            <text:p>R010</text:p>
          </table:table-cell>
          <table:table-cell office:value-type="string">
            <text:p>D_dept</text:p>
          </table:table-cell>
          <table:table-cell table:formula="of:=(VLOOKUP([.L12];[Hoja2.$B$2:.C15];2;0))" office:value-type="float" office:value="20000">
            <text:p>20000</text:p>
          </table:table-cell>
        </table:table-row>
        <table:table-row table:style-name="ro1">
          <table:table-cell table:number-columns-repeated="2"/>
          <table:table-cell office:value-type="string">
            <text:p>R011</text:p>
          </table:table-cell>
          <table:table-cell office:value-type="string">
            <text:p>Pañuelo</text:p>
          </table:table-cell>
          <table:table-cell office:value-type="string">
            <text:p>R01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ojo</text:p>
          </table:table-cell>
          <table:table-cell office:value-type="string">
            <text:p>Jersey</text:p>
          </table:table-cell>
          <table:table-cell office:value-type="string">
            <text:p>Ateliere S.A.</text:p>
          </table:table-cell>
          <table:table-cell office:value-type="string">
            <text:p>R011</text:p>
          </table:table-cell>
          <table:table-cell office:value-type="string">
            <text:p>D_dept</text:p>
          </table:table-cell>
          <table:table-cell table:formula="of:=(VLOOKUP([.L13];[Hoja2.$B$2:.C16];2;0))" office:value-type="float" office:value="20000">
            <text:p>20000</text:p>
          </table:table-cell>
        </table:table-row>
        <table:table-row table:style-name="ro1">
          <table:table-cell table:number-columns-repeated="2"/>
          <table:table-cell office:value-type="string">
            <text:p>R012</text:p>
          </table:table-cell>
          <table:table-cell office:value-type="string">
            <text:p>Chaqueta</text:p>
          </table:table-cell>
          <table:table-cell office:value-type="string">
            <text:p>R002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Verde</text:p>
          </table:table-cell>
          <table:table-cell office:value-type="string">
            <text:p>Pantalones</text:p>
          </table:table-cell>
          <table:table-cell office:value-type="string">
            <text:p>Ropajes S.L.</text:p>
          </table:table-cell>
          <table:table-cell office:value-type="string">
            <text:p>R012</text:p>
          </table:table-cell>
          <table:table-cell office:value-type="string">
            <text:p>C_dept</text:p>
          </table:table-cell>
          <table:table-cell table:formula="of:=(VLOOKUP([.L14];[Hoja2.$B$2:.C17];2;0))" office:value-type="float" office:value="75000">
            <text:p>75000</text:p>
          </table:table-cell>
        </table:table-row>
        <table:table-row table:style-name="ro1">
          <table:table-cell table:number-columns-repeated="2"/>
          <table:table-cell office:value-type="string">
            <text:p>R013</text:p>
          </table:table-cell>
          <table:table-cell office:value-type="string">
            <text:p>Falda</text:p>
          </table:table-cell>
          <table:table-cell office:value-type="string">
            <text:p>R007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Verde</text:p>
          </table:table-cell>
          <table:table-cell office:value-type="string">
            <text:p>Pañuelo</text:p>
          </table:table-cell>
          <table:table-cell office:value-type="string">
            <text:p>Ateliere S.A.</text:p>
          </table:table-cell>
          <table:table-cell office:value-type="string">
            <text:p>R013</text:p>
          </table:table-cell>
          <table:table-cell office:value-type="string">
            <text:p>B_dept</text:p>
          </table:table-cell>
          <table:table-cell table:formula="of:=(VLOOKUP([.L15];[Hoja2.$B$2:.C18];2;0))"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string">
            <text:p>R014</text:p>
          </table:table-cell>
          <table:table-cell office:value-type="string">
            <text:p>Pijama</text:p>
          </table:table-cell>
          <table:table-cell office:value-type="string">
            <text:p>R011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Verde</text:p>
          </table:table-cell>
          <table:table-cell office:value-type="string">
            <text:p>Pijama</text:p>
          </table:table-cell>
          <table:table-cell office:value-type="string">
            <text:p>Ateliere S.A.</text:p>
          </table:table-cell>
          <table:table-cell office:value-type="string">
            <text:p>R014</text:p>
          </table:table-cell>
          <table:table-cell office:value-type="string">
            <text:p>B_dept</text:p>
          </table:table-cell>
          <table:table-cell table:formula="of:=(VLOOKUP([.L16];[Hoja2.$B$2:.C19];2;0))"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string">
            <text:p>R015</text:p>
          </table:table-cell>
          <table:table-cell office:value-type="string">
            <text:p>Camison </text:p>
          </table:table-cell>
          <table:table-cell office:value-type="string">
            <text:p>R015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Verde</text:p>
          </table:table-cell>
          <table:table-cell office:value-type="string">
            <text:p>Sudadera</text:p>
          </table:table-cell>
          <table:table-cell office:value-type="string">
            <text:p>Ropajes S.L.</text:p>
          </table:table-cell>
          <table:table-cell office:value-type="string">
            <text:p>R015</text:p>
          </table:table-cell>
          <table:table-cell office:value-type="string">
            <text:p>A_dept</text:p>
          </table:table-cell>
          <table:table-cell table:formula="of:=(VLOOKUP([.L17];[Hoja2.$B$2:.C20];2;0))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formula="of:=IF(VLOOKUP([.L3];[.C3:.L17];10=&quot;A_dept&quot;;&quot;100.000&quot;;IF(VLOOKUP([.L3];[.C3:.L17];10=&quot;B_dept&quot;;&quot;50.000&quot;;IF(VLOOKUP([.L3];[.C3:.L17];10=&quot;C_dept&quot;;&quot;75.000&quot;;&quot;20.000&quot;))))))" office:value-type="float" office:value="0">
            <text:p>Err:504</text:p>
          </table:table-cell>
          <table:table-cell table:style-name="Default" table:number-columns-repeated="9"/>
          <table:table-cell/>
        </table:table-row>
      </table:table>
      <table:table table:name="Hoja2" table:style-name="ta1" table:print="false">
        <table:table-column table:style-name="co1" table:number-columns-repeated="2" table:default-cell-style-name="Default"/>
        <table:table-column table:style-name="co5" table:default-cell-style-name="ce3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>
            <text:p>departmento</text:p>
          </table:table-cell>
          <table:table-cell table:style-name="ce4" office:value-type="string">
            <text:p>salarios</text:p>
          </table:table-cell>
          <table:table-cell table:style-name="ce1"/>
          <table:table-cell table:style-name="ce2" office:value-type="string">
            <text:p>departmento</text:p>
          </table:table-cell>
          <table:table-cell table:style-name="ce4" office:value-type="string">
            <text:p>salarios</text:p>
          </table:table-cell>
        </table:table-row>
        <table:table-row table:style-name="ro1">
          <table:table-cell/>
          <table:table-cell table:style-name="ce2" office:value-type="string">
            <text:p>A_dept</text:p>
          </table:table-cell>
          <table:table-cell table:style-name="ce4" office:value-type="currency" office:currency="ARS" office:value="100000">
            <text:p>$100.000,00</text:p>
          </table:table-cell>
          <table:table-cell table:style-name="ce1"/>
          <table:table-cell table:style-name="ce2" office:value-type="float" office:value="100">
            <text:p>100</text:p>
          </table:table-cell>
          <table:table-cell table:style-name="ce2" office:value-type="string">
            <text:p>Bajo</text:p>
          </table:table-cell>
        </table:table-row>
        <table:table-row table:style-name="ro1">
          <table:table-cell/>
          <table:table-cell table:style-name="ce2" office:value-type="string">
            <text:p>B_dept</text:p>
          </table:table-cell>
          <table:table-cell table:style-name="ce4" office:value-type="currency" office:currency="ARS" office:value="50000">
            <text:p>$50.000,00</text:p>
          </table:table-cell>
          <table:table-cell table:style-name="ce1"/>
          <table:table-cell table:style-name="ce2" office:value-type="float" office:value="200">
            <text:p>200</text:p>
          </table:table-cell>
          <table:table-cell table:style-name="ce2" office:value-type="string">
            <text:p>Bajo</text:p>
          </table:table-cell>
        </table:table-row>
        <table:table-row table:style-name="ro1">
          <table:table-cell/>
          <table:table-cell table:style-name="ce2" office:value-type="string">
            <text:p>C_dept</text:p>
          </table:table-cell>
          <table:table-cell table:style-name="ce4" office:value-type="currency" office:currency="ARS" office:value="75000">
            <text:p>$75.000,00</text:p>
          </table:table-cell>
          <table:table-cell table:style-name="ce1"/>
          <table:table-cell table:style-name="ce2" office:value-type="float" office:value="300">
            <text:p>300</text:p>
          </table:table-cell>
          <table:table-cell table:style-name="ce2" office:value-type="string">
            <text:p>Bajo</text:p>
          </table:table-cell>
        </table:table-row>
        <table:table-row table:style-name="ro1">
          <table:table-cell/>
          <table:table-cell table:style-name="ce2" office:value-type="string">
            <text:p>D_dept</text:p>
          </table:table-cell>
          <table:table-cell table:style-name="ce4" office:value-type="currency" office:currency="ARS" office:value="20000">
            <text:p>$20.000,00</text:p>
          </table:table-cell>
          <table:table-cell table:style-name="ce1"/>
          <table:table-cell table:style-name="ce2" office:value-type="float" office:value="400">
            <text:p>400</text:p>
          </table:table-cell>
          <table:table-cell table:style-name="ce2" office:value-type="string">
            <text:p>Medio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2" office:value-type="float" office:value="500">
            <text:p>500</text:p>
          </table:table-cell>
          <table:table-cell table:style-name="ce2" office:value-type="string">
            <text:p>Medio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2" office:value-type="float" office:value="600">
            <text:p>600</text:p>
          </table:table-cell>
          <table:table-cell table:style-name="ce2" office:value-type="string">
            <text:p>Medio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2" office:value-type="float" office:value="700">
            <text:p>700</text:p>
          </table:table-cell>
          <table:table-cell table:style-name="ce2" office:value-type="string">
            <text:p>Medio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2" office:value-type="float" office:value="800">
            <text:p>800</text:p>
          </table:table-cell>
          <table:table-cell table:style-name="ce2" office:value-type="string">
            <text:p>Alto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2" office:value-type="float" office:value="900">
            <text:p>900</text:p>
          </table:table-cell>
          <table:table-cell table:style-name="ce2" office:value-type="string">
            <text:p>Alto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2" office:value-type="float" office:value="1000">
            <text:p>1000</text:p>
          </table:table-cell>
          <table:table-cell table:style-name="ce2" office:value-type="string">
            <text:p>Alto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20/09/2023</text:date>, <text:time>22:3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dt </meta:initial-creator>
    <meta:creation-date>2023-09-20T09:03:19.22</meta:creation-date>
    <dc:date>2023-09-20T22:32:44.58</dc:date>
    <dc:creator>fdt </dc:creator>
    <meta:editing-duration>PT2H6M56S</meta:editing-duration>
    <meta:editing-cycles>5</meta:editing-cycles>
    <meta:generator>OpenOffice/4.1.13$Win32 OpenOffice.org_project/4113m1$Build-9810</meta:generator>
    <meta:document-statistic meta:table-count="3" meta:cell-count="194" meta:object-count="0"/>
  </office:meta>
</office:document-meta>
</file>